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commendations Based on Model Insights</text:h>
      <text:list text:style-name="L1">
        <text:list-item>
          <text:p text:style-name="P2"><text:span text:style-name="Strong_20_Emphasis">Experience (PAST EXP)</text:span>:</text:p>
          <text:list>
            <text:list-item>
              <text:p text:style-name="P3"><text:span text:style-name="Strong_20_Emphasis">Insight</text:span>: If "PAST EXP" (past experience) has a high positive coefficient, it indicates that more experience significantly boosts salary.</text:p>
            </text:list-item>
            <text:list-item>
              <text:p text:style-name="P3"><text:span text:style-name="Strong_20_Emphasis">Recommendation</text:span>: Encourage data professionals to gain diverse and extensive experience in the field. This can be achieved by:</text:p>
              <text:list>
                <text:list-item>
                  <text:p text:style-name="P3">Taking on varied roles within data science projects.</text:p>
                </text:list-item>
                <text:list-item>
                  <text:p text:style-name="P3">Seeking opportunities that broaden their skillset.</text:p>
                </text:list-item>
                <text:list-item>
                  <text:p text:style-name="P3">Pursuing internships, freelance projects, and volunteer work in data-related areas.</text:p>
                </text:list-item>
              </text:list>
            </text:list-item>
          </text:list>
        </text:list-item>
        <text:list-item>
          <text:p text:style-name="P2"><text:span text:style-name="Strong_20_Emphasis">Skills and Job Role (DESIGNATION)</text:span>:</text:p>
          <text:list>
            <text:list-item>
              <text:p text:style-name="P3"><text:span text:style-name="Strong_20_Emphasis">Insight</text:span>: If specific job roles or designations (represented as dummy variables in your model) have high positive coefficients, it suggests that certain roles command higher salaries.</text:p>
            </text:list-item>
            <text:list-item>
              <text:p text:style-name="P3"><text:span text:style-name="Strong_20_Emphasis">Recommendation</text:span>: Advise data professionals to acquire skills relevant to high-paying designations. This can be done through:</text:p>
              <text:list>
                <text:list-item>
                  <text:p text:style-name="P3">Enrolling in online courses or bootcamps focused on in-demand data science skills.</text:p>
                </text:list-item>
                <text:list-item>
                  <text:p text:style-name="P3">Obtaining certifications in specialized areas such as machine learning, data engineering, or big data.</text:p>
                </text:list-item>
                <text:list-item>
                  <text:p text:style-name="P3">Working on personal or open-source projects that showcase these skills.</text:p>
                </text:list-item>
              </text:list>
            </text:list-item>
          </text:list>
        </text:list-item>
        <text:list-item>
          <text:p text:style-name="P2"><text:span text:style-name="Strong_20_Emphasis">Performance Ratings (RATINGS)</text:span>:</text:p>
          <text:list>
            <text:list-item>
              <text:p text:style-name="P3"><text:span text:style-name="Strong_20_Emphasis">Insight</text:span>: If "RATINGS" has a positive influence, it indicates that better performance ratings are associated with higher salaries.</text:p>
            </text:list-item>
            <text:list-item>
              <text:p text:style-name="P3"><text:span text:style-name="Strong_20_Emphasis">Recommendation</text:span>: Encourage professionals to focus on their performance and continuously seek to improve. Suggestions include:</text:p>
              <text:list>
                <text:list-item>
                  <text:p text:style-name="P3">Setting personal performance goals and seeking regular feedback.</text:p>
                </text:list-item>
                <text:list-item>
                  <text:p text:style-name="P3">Engaging in continuous professional development to improve skills and productivity.</text:p>
                </text:list-item>
                <text:list-item>
                  <text:p text:style-name="P3">Demonstrating leadership and initiative in projects to receive higher performance ratings.</text:p>
                </text:list-item>
              </text:list>
            </text:list-item>
          </text:list>
        </text:list-item>
        <text:list-item>
          <text:p text:style-name="P2"><text:span text:style-name="Strong_20_Emphasis">Tenure (TENURE)</text:span>:</text:p>
          <text:list>
            <text:list-item>
              <text:p text:style-name="P3"><text:span text:style-name="Strong_20_Emphasis">Insight</text:span>: A positive coefficient for "TENURE" suggests that staying longer at a company might lead to higher salaries.</text:p>
            </text:list-item>
            <text:list-item>
              <text:p text:style-name="P3"><text:span text:style-name="Strong_20_Emphasis">Recommendation</text:span>: Advise professionals to consider the benefits of long-term employment with a company, while also being aware of the potential for career stagnation. Recommendations include:</text:p>
              <text:list>
                <text:list-item>
                  <text:p text:style-name="P3">Building strong relationships and a reputation within the company to leverage for promotions and raises.</text:p>
                </text:list-item>
                <text:list-item>
                  <text:p text:style-name="P3">Balancing tenure with ongoing skill development and seeking opportunities for advancement within the company.</text:p>
                </text:list-item>
                <text:list-item>
                  <text:p text:style-name="P2">Evaluating the company's career progression opportunities and aligning personal career goals with them.</text:p>
                </text:list-item>
              </text:list>
            </text:list-item>
          </text:list>
        </text:list-item>
      </text:list>
      <text:h text:style-name="Heading_20_3" text:outline-level="3"><text:soft-page-break/>Additional Recommendations</text:h>
      <text:list text:style-name="L2">
        <text:list-item>
          <text:p text:style-name="P4"><text:span text:style-name="Strong_20_Emphasis">Educational and Professional Development</text:span>:</text:p>
          <text:list>
            <text:list-item>
              <text:p text:style-name="P5">While formal education might not have as strong an impact as practical experience and skills, continuous learning is essential.</text:p>
            </text:list-item>
            <text:list-item>
              <text:p text:style-name="P5">Recommend data professionals to stay updated with the latest industry trends and technologies by attending workshops, webinars, and conferences.</text:p>
            </text:list-item>
            <text:list-item>
              <text:p text:style-name="P5">Encourage participation in professional networks and communities to stay informed and connected with peers.</text:p>
            </text:list-item>
          </text:list>
        </text:list-item>
        <text:list-item>
          <text:p text:style-name="P4"><text:span text:style-name="Strong_20_Emphasis">Industry and Market Trends</text:span>:</text:p>
          <text:list>
            <text:list-item>
              <text:p text:style-name="P5">Analyze trends in job roles and industries that offer higher salaries and advise professionals to target these sectors.</text:p>
            </text:list-item>
            <text:list-item>
              <text:p text:style-name="P4">Suggest focusing on emerging areas within data science, such as AI, machine learning, and big data analytics, which often offer lucrative opportunities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1:30:24.737122307</meta:creation-date>
    <dc:date>2024-06-09T13:37:13.820056080</dc:date>
    <meta:editing-duration>PT52M47S</meta:editing-duration>
    <meta:editing-cycles>1</meta:editing-cycles>
    <meta:document-statistic meta:table-count="0" meta:image-count="0" meta:object-count="0" meta:page-count="2" meta:paragraph-count="33" meta:word-count="437" meta:character-count="3036" meta:non-whitespace-character-count="2663"/>
    <meta:generator>LibreOffice/24.2.3.2$Linux_X86_64 LibreOffice_project/420$Build-2</meta:generator>
  </office:meta>
</office:document-meta>
</file>